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4" text:continue-numbering="true" text:continue-list="list_Menu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5" text:continue-numbering="true" text:continue-list="list_Menu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nu6" text:continue-numbering="true" text:continue-list="list_Menu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7" text:continue-numbering="true" text:continue-list="list_Menu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9" text:continue-numbering="true" text:continue-list="list_Menu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0" text:continue-numbering="true" text:continue-list="list_Menu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2" text:continue-numbering="true" text:continue-list="list_Menu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3" text:continue-numbering="true" text:continue-list="list_Menu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5" text:continue-numbering="true" text:continue-list="list_Menu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6" text:continue-numbering="true" text:continue-list="list_Menu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18" text:continue-numbering="true" text:continue-list="list_Menu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19" text:continue-numbering="true" text:continue-list="list_Menu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0" text:continue-numbering="true" text:continue-list="list_Menu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1" text:continue-numbering="true" text:continue-list="list_Menu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2" text:continue-numbering="true" text:continue-list="list_Menu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3" text:continue-numbering="true" text:continue-list="list_Menu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4" text:continue-numbering="true" text:continue-list="list_Menu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25" text:continue-numbering="true" text:continue-list="list_Menu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26" text:continue-numbering="true" text:continue-list="list_Menu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27" text:continue-numbering="true" text:continue-list="list_Menu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28" text:continue-numbering="true" text:continue-list="list_Menu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29" text:continue-numbering="true" text:continue-list="list_Menu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0" text:continue-numbering="true" text:continue-list="list_Menu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1" text:continue-numbering="true" text:continue-list="list_Menu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2" text:continue-numbering="true" text:continue-list="list_Menu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3" text:continue-numbering="true" text:continue-list="list_Menu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4" text:continue-numbering="true" text:continue-list="list_Menu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35" text:continue-numbering="true" text:continue-list="list_Menu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36" text:continue-numbering="true" text:continue-list="list_Menu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37" text:continue-numbering="true" text:continue-list="list_Menu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38" text:continue-numbering="true" text:continue-list="list_Menu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39" text:continue-numbering="true" text:continue-list="list_Menu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0" text:continue-numbering="true" text:continue-list="list_Menu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1" text:continue-numbering="true" text:continue-list="list_Menu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2" text:continue-numbering="true" text:continue-list="list_Menu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4" text:continue-numbering="true" text:continue-list="list_Menu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46" text:continue-numbering="true" text:continue-list="list_Menu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47" text:continue-numbering="true" text:continue-list="list_Menu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48" text:continue-numbering="true" text:continue-list="list_Menu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49" text:continue-numbering="true" text:continue-list="list_Menu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0" text:continue-numbering="true" text:continue-list="list_Menu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51" text:continue-numbering="true" text:continue-list="list_Menu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nu52" text:continue-numbering="true" text:continue-list="list_Menu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53" text:continue-numbering="true" text:continue-list="list_Menu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55" text:continue-numbering="true" text:continue-list="list_Menu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56" text:continue-numbering="true" text:continue-list="list_Menu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57" text:continue-numbering="true" text:continue-list="list_Menu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